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154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3827in"/>
    </style:style>
    <style:style style:name="co19" style:family="table-column">
      <style:table-column-properties fo:break-before="auto" style:column-width="1.3189in"/>
    </style:style>
    <style:style style:name="co20" style:family="table-column">
      <style:table-column-properties fo:break-before="auto" style:column-width="1.1575in"/>
    </style:style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21" style:family="table-column">
      <style:table-column-properties fo:break-before="auto" style:column-width="7.5264in"/>
    </style:style>
    <style:style style:name="co24" style:family="table-column">
      <style:table-column-properties fo:break-before="auto" style:column-width="1.1146in"/>
    </style:style>
    <style:style style:name="co25" style:family="table-column">
      <style:table-column-properties fo:break-before="auto" style:column-width="1.3075in"/>
    </style:style>
    <style:style style:name="co26" style:family="table-column">
      <style:table-column-properties fo:break-before="auto" style:column-width="1.2429in"/>
    </style:style>
    <style:style style:name="co27" style:family="table-column">
      <style:table-column-properties fo:break-before="auto" style:column-width="1.3291in"/>
    </style:style>
    <style:style style:name="co28" style:family="table-column">
      <style:table-column-properties fo:break-before="auto" style:column-width="1.1791in"/>
    </style:style>
    <style:style style:name="co29" style:family="table-column">
      <style:table-column-properties fo:break-before="auto" style:column-width="1.1043in"/>
    </style:style>
    <style:style style:name="co30" style:family="table-column">
      <style:table-column-properties fo:break-before="auto" style:column-width="1.822in"/>
    </style:style>
    <style:style style:name="co31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mmary1" table:style-name="ta1">
        <table:table-column table:style-name="co1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Default"/>
        <table:table-column table:style-name="co26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code_pays</text:p>
          </table:table-cell>
          <table:table-cell office:value-type="string" calcext:value-type="string">
            <text:p>tps00001 (2013)</text:p>
          </table:table-cell>
          <table:table-cell office:value-type="string" calcext:value-type="string">
            <text:p>tec00115 (2013)</text:p>
          </table:table-cell>
          <table:table-cell office:value-type="string" calcext:value-type="string">
            <text:p>teilm (F, dec 2013)</text:p>
          </table:table-cell>
          <table:table-cell office:value-type="string" calcext:value-type="string">
            <text:p>teilm (M, dec 2013)</text:p>
          </table:table-cell>
          <table:table-cell office:value-type="string" calcext:value-type="string">
            <text:p>tec00118 (2013)</text:p>
          </table:table-cell>
          <table:table-cell office:value-type="string" calcext:value-type="string">
            <text:p>teimf00118 (dec 2013)</text:p>
          </table:table-cell>
          <table:table-cell office:value-type="string" calcext:value-type="string">
            <text:p>tsdsc260(2013)</text:p>
          </table:table-cell>
          <table:table-cell table:style-name="Default" office:value-type="string" calcext:value-type="string">
            <text:p>Tet00002 (2013)/hab*1M</text:p>
          </table:table-cell>
          <table:table-cell office:value-type="string" calcext:value-type="string">
            <text:p>tsc00001 (2011)</text:p>
          </table:table-cell>
          <table:table-cell table:style-name="Default" office:value-type="string" calcext:value-type="string">
            <text:p>Tsc00004 (2012)/hab*1M</text:p>
          </table:table-cell>
          <table:table-cell table:style-name="Default"/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  <table:table-cell office:value-type="float" office:value="8451860" calcext:value-type="float">
            <text:p>8451860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2.17" calcext:value-type="float">
            <text:p>2.17</text:p>
          </table:table-cell>
          <table:table-cell office:value-type="float" office:value="4.1" calcext:value-type="float">
            <text:p>4.1</text:p>
          </table:table-cell>
          <table:table-cell office:value-type="float" office:value="-672.396371922867" calcext:value-type="float">
            <text:p>-672.40</text:p>
          </table:table-cell>
          <table:table-cell office:value-type="float" office:value="2.84" calcext:value-type="float">
            <text:p>2.84</text:p>
          </table:table-cell>
          <table:table-cell office:value-type="float" office:value="4571.41978215446" calcext:value-type="float">
            <text:p>4571.42</text:p>
          </table:table-cell>
          <table:table-cell/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  <table:table-cell office:value-type="float" office:value="11161642" calcext:value-type="float">
            <text:p>11161642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float" office:value="8.8" calcext:value-type="float">
            <text:p>8.8</text:p>
          </table:table-cell>
          <table:table-cell office:value-type="float" office:value="1.2" calcext:value-type="float">
            <text:p>1.2</text:p>
          </table:table-cell>
          <table:table-cell office:value-type="float" office:value="2.43" calcext:value-type="float">
            <text:p>2.43</text:p>
          </table:table-cell>
          <table:table-cell office:value-type="float" office:value="3.9" calcext:value-type="float">
            <text:p>3.9</text:p>
          </table:table-cell>
          <table:table-cell office:value-type="float" office:value="1267.28665907758" calcext:value-type="float">
            <text:p>1267.29</text:p>
          </table:table-cell>
          <table:table-cell office:value-type="float" office:value="2.24" calcext:value-type="float">
            <text:p>2.24</text:p>
          </table:table-cell>
          <table:table-cell office:value-type="float" office:value="3946.73113507851" calcext:value-type="float">
            <text:p>3946.73</text:p>
          </table:table-cell>
          <table:table-cell/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  <table:table-cell office:value-type="float" office:value="7284552" calcext:value-type="float">
            <text:p>7284552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0.4" calcext:value-type="float">
            <text:p>0.4</text:p>
          </table:table-cell>
          <table:table-cell office:value-type="float" office:value="3.43" calcext:value-type="float">
            <text:p>3.43</text:p>
          </table:table-cell>
          <table:table-cell office:value-type="float" office:value="6.6" calcext:value-type="float">
            <text:p>6.6</text:p>
          </table:table-cell>
          <table:table-cell office:value-type="float" office:value="-495.569253950003" calcext:value-type="float">
            <text:p>-495.57</text:p>
          </table:table-cell>
          <table:table-cell office:value-type="float" office:value="0.64" calcext:value-type="float">
            <text:p>0.64</text:p>
          </table:table-cell>
          <table:table-cell office:value-type="float" office:value="1550.54147461642" calcext:value-type="float">
            <text:p>1550.54</text:p>
          </table:table-cell>
          <table:table-cell/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  <table:table-cell office:value-type="float" office:value="8039060" calcext:value-type="float">
            <text:p>8039060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office:value-type="float" office:value="2336.09402094275" calcext:value-type="float">
            <text:p>2336.09</text:p>
          </table:table-cell>
          <table:table-cell office:value-type="float" office:value="2.87" calcext:value-type="float">
            <text:p>2.87</text:p>
          </table:table-cell>
          <table:table-cell office:value-type="float" office:value="3127.48007851664" calcext:value-type="float">
            <text:p>3127.48</text:p>
          </table:table-cell>
          <table:table-cell/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  <table:table-cell office:value-type="float" office:value="865878" calcext:value-type="float">
            <text:p>865878</text:p>
          </table:table-cell>
          <table:table-cell office:value-type="float" office:value="-5.4" calcext:value-type="float">
            <text:p>-5.4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-3729.16276888892" calcext:value-type="float">
            <text:p>-3729.16</text:p>
          </table:table-cell>
          <table:table-cell office:value-type="float" office:value="0.46" calcext:value-type="float">
            <text:p>0.46</text:p>
          </table:table-cell>
          <table:table-cell office:value-type="float" office:value="1033.63291364372" calcext:value-type="float">
            <text:p>1033.63</text:p>
          </table:table-cell>
          <table:table-cell/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string" calcext:value-type="string">
            <text:p>CZ</text:p>
          </table:table-cell>
          <table:table-cell office:value-type="float" office:value="10516125" calcext:value-type="float">
            <text:p>10516125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1290.11399160813" calcext:value-type="float">
            <text:p>1290.11</text:p>
          </table:table-cell>
          <table:table-cell office:value-type="float" office:value="1.88" calcext:value-type="float">
            <text:p>1.88</text:p>
          </table:table-cell>
          <table:table-cell office:value-type="float" office:value="3154.10857136065" calcext:value-type="float">
            <text:p>3154.11</text:p>
          </table:table-cell>
          <table:table-cell/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  <table:table-cell office:value-type="float" office:value="80523746" calcext:value-type="float">
            <text:p>80523746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2466.51466016" calcext:value-type="float">
            <text:p>2466.51</text:p>
          </table:table-cell>
          <table:table-cell office:value-type="float" office:value="2.98" calcext:value-type="float">
            <text:p>2.98</text:p>
          </table:table-cell>
          <table:table-cell office:value-type="float" office:value="4326.8727214951" calcext:value-type="float">
            <text:p>4326.87</text:p>
          </table:table-cell>
          <table:table-cell/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  <table:table-cell office:value-type="float" office:value="5602628" calcext:value-type="float">
            <text:p>5602628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office:value-type="float" office:value="1.89" calcext:value-type="float">
            <text:p>1.89</text:p>
          </table:table-cell>
          <table:table-cell office:value-type="float" office:value="4.3" calcext:value-type="float">
            <text:p>4.3</text:p>
          </table:table-cell>
          <table:table-cell office:value-type="float" office:value="1806.47367628192" calcext:value-type="float">
            <text:p>1806.47</text:p>
          </table:table-cell>
          <table:table-cell office:value-type="float" office:value="2.98" calcext:value-type="float">
            <text:p>2.98</text:p>
          </table:table-cell>
          <table:table-cell office:value-type="float" office:value="6724.52284892019" calcext:value-type="float">
            <text:p>6724.52</text:p>
          </table:table-cell>
          <table:table-cell/>
        </table:table-row>
        <table:table-row table:style-name="ro1">
          <table:table-cell office:value-type="string" calcext:value-type="string">
            <text:p>Zone euro</text:p>
          </table:table-cell>
          <table:table-cell office:value-type="string" calcext:value-type="string">
            <text:p>EA17</text:p>
          </table:table-cell>
          <table:table-cell office:value-type="float" office:value="331090429" calcext:value-type="float">
            <text:p>331090429</text:p>
          </table:table-cell>
          <table:table-cell office:value-type="float" office:value="-0.4" calcext:value-type="float">
            <text:p>-0.4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.4" calcext:value-type="float">
            <text:p>1.4</text:p>
          </table:table-cell>
          <table:table-cell office:value-type="float" office:value="2.97" calcext:value-type="float">
            <text:p>2.97</text:p>
          </table:table-cell>
          <table:table-cell office:value-type="float" office:value="5" calcext:value-type="float">
            <text:p>5</text:p>
          </table:table-cell>
          <table:table-cell office:value-type="float" office:value="477.162690800706" calcext:value-type="float">
            <text:p>477.16</text:p>
          </table:table-cell>
          <table:table-cell office:value-type="float" office:value="2.17" calcext:value-type="float">
            <text:p>2.17</text:p>
          </table:table-cell>
          <table:table-cell office:value-type="float" office:value="3473.25050583084" calcext:value-type="float">
            <text:p>3473.25</text:p>
          </table:table-cell>
          <table:table-cell/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  <table:table-cell office:value-type="float" office:value="1320174" calcext:value-type="float">
            <text:p>1320174</text:p>
          </table:table-cell>
          <table:table-cell office:value-type="float" office:value="2.2" calcext:value-type="float">
            <text:p>2.2</text:p>
          </table:table-cell>
          <table:table-cell office:value-type="float" office:value="7.9" calcext:value-type="float">
            <text:p>7.9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-1061.2237477787" calcext:value-type="float">
            <text:p>-1061.22</text:p>
          </table:table-cell>
          <table:table-cell office:value-type="float" office:value="2.18" calcext:value-type="float">
            <text:p>2.18</text:p>
          </table:table-cell>
          <table:table-cell office:value-type="float" office:value="3461.6649017478" calcext:value-type="float">
            <text:p>3461.66</text:p>
          </table:table-cell>
          <table:table-cell/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EL</text:p>
          </table:table-cell>
          <table:table-cell office:value-type="float" office:value="11062508" calcext:value-type="float">
            <text:p>11062508</text:p>
          </table:table-cell>
          <table:table-cell office:value-type="float" office:value="-3.9" calcext:value-type="float">
            <text:p>-3.9</text:p>
          </table:table-cell>
          <table:table-cell office:value-type="float" office:value="30.9" calcext:value-type="float">
            <text:p>30.9</text:p>
          </table:table-cell>
          <table:table-cell office:value-type="float" office:value="24.5" calcext:value-type="float">
            <text:p>24.5</text:p>
          </table:table-cell>
          <table:table-cell office:value-type="float" office:value="-0.9" calcext:value-type="float">
            <text:p>-0.9</text:p>
          </table:table-cell>
          <table:table-cell office:value-type="float" office:value="8.66" calcext:value-type="float">
            <text:p>8.66</text:p>
          </table:table-cell>
          <table:table-cell office:value-type="float" office:value="6.6" calcext:value-type="float">
            <text:p>6.6</text:p>
          </table:table-cell>
          <table:table-cell office:value-type="float" office:value="-1738.75580474156" calcext:value-type="float">
            <text:p>-1738.76</text:p>
          </table:table-cell>
          <table:table-cell office:value-type="float" office:value="0.69" calcext:value-type="float">
            <text:p>0.69</text:p>
          </table:table-cell>
          <table:table-cell office:value-type="float" office:value="2180.51819713938" calcext:value-type="float">
            <text:p>2180.52</text:p>
          </table:table-cell>
          <table:table-cell/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  <table:table-cell office:value-type="float" office:value="46727890" calcext:value-type="float">
            <text:p>46727890</text:p>
          </table:table-cell>
          <table:table-cell office:value-type="float" office:value="-1.2" calcext:value-type="float">
            <text:p>-1.2</text:p>
          </table:table-cell>
          <table:table-cell office:value-type="float" office:value="26.3" calcext:value-type="float">
            <text:p>26.3</text:p>
          </table:table-cell>
          <table:table-cell office:value-type="float" office:value="24.9" calcext:value-type="float">
            <text:p>24.9</text:p>
          </table:table-cell>
          <table:table-cell office:value-type="float" office:value="1.5" calcext:value-type="float">
            <text:p>1.5</text:p>
          </table:table-cell>
          <table:table-cell office:value-type="float" office:value="4.13" calcext:value-type="float">
            <text:p>4.13</text:p>
          </table:table-cell>
          <table:table-cell office:value-type="float" office:value="6.3" calcext:value-type="float">
            <text:p>6.3</text:p>
          </table:table-cell>
          <table:table-cell office:value-type="float" office:value="-379.666190790982" calcext:value-type="float">
            <text:p>-379.67</text:p>
          </table:table-cell>
          <table:table-cell office:value-type="float" office:value="1.3" calcext:value-type="float">
            <text:p>1.3</text:p>
          </table:table-cell>
          <table:table-cell office:value-type="float" office:value="2713.1120193957" calcext:value-type="float">
            <text:p>2713.11</text:p>
          </table:table-cell>
          <table:table-cell/>
        </table:table-row>
        <table:table-row table:style-name="ro1">
          <table:table-cell office:value-type="string" calcext:value-type="string">
            <text:p>Union européenne</text:p>
          </table:table-cell>
          <table:table-cell office:value-type="string" calcext:value-type="string">
            <text:p>EU28</text:p>
          </table:table-cell>
          <table:table-cell office:value-type="float" office:value="505674965" calcext:value-type="float">
            <text:p>505674965</text:p>
          </table:table-cell>
          <table:table-cell office:value-type="float" office:value="0.1" calcext:value-type="float">
            <text:p>0.1</text:p>
          </table:table-cell>
          <table:table-cell office:value-type="float" office:value="10.7" calcext:value-type="float">
            <text:p>10.7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float" office:value="3.03" calcext:value-type="float">
            <text:p>3.03</text:p>
          </table:table-cell>
          <table:table-cell office:value-type="float" office:value="5" calcext:value-type="float">
            <text:p>5</text:p>
          </table:table-cell>
          <table:table-cell office:value-type="float" office:value="108.037778773565" calcext:value-type="float">
            <text:p>108.04</text:p>
          </table:table-cell>
          <table:table-cell office:value-type="float" office:value="2.07" calcext:value-type="float">
            <text:p>2.07</text:p>
          </table:table-cell>
          <table:table-cell office:value-type="float" office:value="3285.70547288217" calcext:value-type="float">
            <text:p>3285.71</text:p>
          </table:table-cell>
          <table:table-cell/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  <table:table-cell office:value-type="float" office:value="5426674" calcext:value-type="float">
            <text:p>5426674</text:p>
          </table:table-cell>
          <table:table-cell office:value-type="float" office:value="-1.4" calcext:value-type="float">
            <text:p>-1.4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  <table:table-cell office:value-type="float" office:value="2.2" calcext:value-type="float">
            <text:p>2.2</text:p>
          </table:table-cell>
          <table:table-cell office:value-type="float" office:value="2.03" calcext:value-type="float">
            <text:p>2.03</text:p>
          </table:table-cell>
          <table:table-cell office:value-type="float" office:value="3.6" calcext:value-type="float">
            <text:p>3.6</text:p>
          </table:table-cell>
          <table:table-cell office:value-type="float" office:value="-413.512954712223" calcext:value-type="float">
            <text:p>-413.51</text:p>
          </table:table-cell>
          <table:table-cell office:value-type="float" office:value="3.55" calcext:value-type="float">
            <text:p>3.55</text:p>
          </table:table-cell>
          <table:table-cell office:value-type="float" office:value="7457.2380798994" calcext:value-type="float">
            <text:p>7457.24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65578819" calcext:value-type="float">
            <text:p>65578819</text:p>
          </table:table-cell>
          <table:table-cell office:value-type="float" office:value="0.2" calcext:value-type="float">
            <text:p>0.2</text:p>
          </table:table-cell>
          <table:table-cell office:value-type="float" office:value="10.1" calcext:value-type="float">
            <text:p>10.1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office:value-type="float" office:value="4.5" calcext:value-type="float">
            <text:p>4.5</text:p>
          </table:table-cell>
          <table:table-cell office:value-type="float" office:value="-1163.60741415609" calcext:value-type="float">
            <text:p>-1163.61</text:p>
          </table:table-cell>
          <table:table-cell office:value-type="float" office:value="2.29" calcext:value-type="float">
            <text:p>2.29</text:p>
          </table:table-cell>
          <table:table-cell office:value-type="float" office:value="3798.2690722137" calcext:value-type="float">
            <text:p>3798.27</text:p>
          </table:table-cell>
          <table:table-cell/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float" office:value="4262140" calcext:value-type="float">
            <text:p>4262140</text:p>
          </table:table-cell>
          <table:table-cell office:value-type="float" office:value="-0.9" calcext:value-type="float">
            <text:p>-0.9</text:p>
          </table:table-cell>
          <table:table-cell office:value-type="float" office:value="17.5" calcext:value-type="float">
            <text:p>17.5</text:p>
          </table:table-cell>
          <table:table-cell office:value-type="float" office:value="16.8" calcext:value-type="float">
            <text:p>16.8</text:p>
          </table:table-cell>
          <table:table-cell office:value-type="float" office:value="2.3" calcext:value-type="float">
            <text:p>2.3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-1604.59299788369" calcext:value-type="float">
            <text:p>-1604.59</text:p>
          </table:table-cell>
          <table:table-cell office:value-type="float" office:value="0.75" calcext:value-type="float">
            <text:p>0.75</text:p>
          </table:table-cell>
          <table:table-cell office:value-type="float" office:value="1569.1647857649" calcext:value-type="float">
            <text:p>1569.16</text:p>
          </table:table-cell>
          <table:table-cell/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  <table:table-cell office:value-type="float" office:value="9908798" calcext:value-type="float">
            <text:p>9908798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1.7" calcext:value-type="float">
            <text:p>1.7</text:p>
          </table:table-cell>
          <table:table-cell office:value-type="float" office:value="5.78" calcext:value-type="float">
            <text:p>5.78</text:p>
          </table:table-cell>
          <table:table-cell office:value-type="float" office:value="4.2" calcext:value-type="float">
            <text:p>4.2</text:p>
          </table:table-cell>
          <table:table-cell office:value-type="float" office:value="607.036292393891" calcext:value-type="float">
            <text:p>607.04</text:p>
          </table:table-cell>
          <table:table-cell office:value-type="float" office:value="1.3" calcext:value-type="float">
            <text:p>1.3</text:p>
          </table:table-cell>
          <table:table-cell office:value-type="float" office:value="2405.6399171726" calcext:value-type="float">
            <text:p>2405.64</text:p>
          </table:table-cell>
          <table:table-cell/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  <table:table-cell office:value-type="float" office:value="4591087" calcext:value-type="float">
            <text:p>4591087</text:p>
          </table:table-cell>
          <table:table-cell office:value-type="float" office:value="-0.3" calcext:value-type="float">
            <text:p>-0.3</text:p>
          </table:table-cell>
          <table:table-cell office:value-type="float" office:value="10.2" calcext:value-type="float">
            <text:p>10.2</text:p>
          </table:table-cell>
          <table:table-cell office:value-type="float" office:value="13.5" calcext:value-type="float">
            <text:p>13.5</text:p>
          </table:table-cell>
          <table:table-cell office:value-type="float" office:value="0.5" calcext:value-type="float">
            <text:p>0.5</text:p>
          </table:table-cell>
          <table:table-cell office:value-type="float" office:value="3.48" calcext:value-type="float">
            <text:p>3.48</text:p>
          </table:table-cell>
          <table:table-cell office:value-type="float" office:value="4.7" calcext:value-type="float">
            <text:p>4.7</text:p>
          </table:table-cell>
          <table:table-cell office:value-type="float" office:value="8007.25405552106" calcext:value-type="float">
            <text:p>8007.25</text:p>
          </table:table-cell>
          <table:table-cell office:value-type="float" office:value="1.72" calcext:value-type="float">
            <text:p>1.72</text:p>
          </table:table-cell>
          <table:table-cell office:value-type="float" office:value="3458.87586098891" calcext:value-type="float">
            <text:p>3458.88</text:p>
          </table:table-cell>
          <table:table-cell/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float" office:value="59685227" calcext:value-type="float">
            <text:p>59685227</text:p>
          </table:table-cell>
          <table:table-cell office:value-type="float" office:value="-1.9" calcext:value-type="float">
            <text:p>-1.9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  <table:table-cell office:value-type="float" office:value="1.3" calcext:value-type="float">
            <text:p>1.3</text:p>
          </table:table-cell>
          <table:table-cell office:value-type="float" office:value="4.11" calcext:value-type="float">
            <text:p>4.11</text:p>
          </table:table-cell>
          <table:table-cell office:value-type="float" office:value="5.7" calcext:value-type="float">
            <text:p>5.7</text:p>
          </table:table-cell>
          <table:table-cell office:value-type="float" office:value="509.020431471258" calcext:value-type="float">
            <text:p>509.02</text:p>
          </table:table-cell>
          <table:table-cell office:value-type="float" office:value="1.27" calcext:value-type="float">
            <text:p>1.27</text:p>
          </table:table-cell>
          <table:table-cell office:value-type="float" office:value="1856.7911285652" calcext:value-type="float">
            <text:p>1856.79</text:p>
          </table:table-cell>
          <table:table-cell/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  <table:table-cell office:value-type="float" office:value="127150000" calcext:value-type="float">
            <text:p>12715000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9.9" calcext:value-type="float">
            <text:p>9.9</text:p>
          </table:table-cell>
          <table:table-cell office:value-type="float" office:value="-695.084545812033" calcext:value-type="float">
            <text:p>-695.08</text:p>
          </table:table-cell>
          <table:table-cell office:value-type="float" office:value="3.25" calcext:value-type="float">
            <text:p>3.25</text:p>
          </table:table-cell>
          <table:table-cell office:value-type="float" office:value="5159.51238694455" calcext:value-type="float">
            <text:p>5159.51</text:p>
          </table:table-cell>
          <table:table-cell/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  <table:table-cell office:value-type="float" office:value="2971905" calcext:value-type="float">
            <text:p>2971905</text:p>
          </table:table-cell>
          <table:table-cell office:value-type="float" office:value="3.3" calcext:value-type="float">
            <text:p>3.3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  <table:table-cell office:value-type="float" office:value="1.2" calcext:value-type="float">
            <text:p>1.2</text:p>
          </table:table-cell>
          <table:table-cell office:value-type="float" office:value="3.69" calcext:value-type="float">
            <text:p>3.69</text:p>
          </table:table-cell>
          <table:table-cell office:value-type="float" office:value="6.1" calcext:value-type="float">
            <text:p>6.1</text:p>
          </table:table-cell>
          <table:table-cell office:value-type="float" office:value="-657.154249547008" calcext:value-type="float">
            <text:p>-657.15</text:p>
          </table:table-cell>
          <table:table-cell office:value-type="float" office:value="0.9" calcext:value-type="float">
            <text:p>0.9</text:p>
          </table:table-cell>
          <table:table-cell office:value-type="float" office:value="2699.61522996193" calcext:value-type="float">
            <text:p>2699.62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537039" calcext:value-type="float">
            <text:p>537039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-11557.8198231413" calcext:value-type="float">
            <text:p>-11557.82</text:p>
          </table:table-cell>
          <table:table-cell office:value-type="float" office:value="1.46" calcext:value-type="float">
            <text:p>1.46</text:p>
          </table:table-cell>
          <table:table-cell office:value-type="float" office:value="6092.66738542266" calcext:value-type="float">
            <text:p>6092.67</text:p>
          </table:table-cell>
          <table:table-cell/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  <table:table-cell office:value-type="float" office:value="2023825" calcext:value-type="float">
            <text:p>2023825</text:p>
          </table:table-cell>
          <table:table-cell office:value-type="float" office:value="4.1" calcext:value-type="float">
            <text:p>4.1</text:p>
          </table:table-cell>
          <table:table-cell office:value-type="float" office:value="10.7" calcext:value-type="float">
            <text:p>10.7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6.3" calcext:value-type="float">
            <text:p>6.3</text:p>
          </table:table-cell>
          <table:table-cell office:value-type="float" office:value="-1243.68460711771" calcext:value-type="float">
            <text:p>-1243.68</text:p>
          </table:table-cell>
          <table:table-cell office:value-type="float" office:value="0.66" calcext:value-type="float">
            <text:p>0.66</text:p>
          </table:table-cell>
          <table:table-cell office:value-type="float" office:value="1929.02054278408" calcext:value-type="float">
            <text:p>1929.02</text:p>
          </table:table-cell>
          <table:table-cell/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  <table:table-cell office:value-type="float" office:value="421364" calcext:value-type="float">
            <text:p>421364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office:value-type="float" office:value="4.1" calcext:value-type="float">
            <text:p>4.1</text:p>
          </table:table-cell>
          <table:table-cell office:value-type="float" office:value="-4169.79143923069" calcext:value-type="float">
            <text:p>-4169.79</text:p>
          </table:table-cell>
          <table:table-cell office:value-type="float" office:value="0.84" calcext:value-type="float">
            <text:p>0.84</text:p>
          </table:table-cell>
          <table:table-cell office:value-type="float" office:value="1881.98327336934" calcext:value-type="float">
            <text:p>1881.98</text:p>
          </table:table-cell>
          <table:table-cell/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  <table:table-cell office:value-type="float" office:value="16779575" calcext:value-type="float">
            <text:p>16779575</text:p>
          </table:table-cell>
          <table:table-cell office:value-type="float" office:value="-0.8" calcext:value-type="float">
            <text:p>-0.8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2.6" calcext:value-type="float">
            <text:p>2.6</text:p>
          </table:table-cell>
          <table:table-cell office:value-type="float" office:value="2.16" calcext:value-type="float">
            <text:p>2.16</text:p>
          </table:table-cell>
          <table:table-cell office:value-type="float" office:value="3.6" calcext:value-type="float">
            <text:p>3.6</text:p>
          </table:table-cell>
          <table:table-cell office:value-type="float" office:value="3679.77138872707" calcext:value-type="float">
            <text:p>3679.77</text:p>
          </table:table-cell>
          <table:table-cell office:value-type="float" office:value="2.16" calcext:value-type="float">
            <text:p>2.16</text:p>
          </table:table-cell>
          <table:table-cell office:value-type="float" office:value="3492.28153871597" calcext:value-type="float">
            <text:p>3492.28</text:p>
          </table:table-cell>
          <table:table-cell/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  <table:table-cell office:value-type="float" office:value="38533299" calcext:value-type="float">
            <text:p>38533299</text:p>
          </table:table-cell>
          <table:table-cell office:value-type="float" office:value="1.6" calcext:value-type="float">
            <text:p>1.6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 office:value-type="float" office:value="4.9" calcext:value-type="float">
            <text:p>4.9</text:p>
          </table:table-cell>
          <table:table-cell office:value-type="float" office:value="-59.7924408185243" calcext:value-type="float">
            <text:p>-59.79</text:p>
          </table:table-cell>
          <table:table-cell office:value-type="float" office:value="0.9" calcext:value-type="float">
            <text:p>0.9</text:p>
          </table:table-cell>
          <table:table-cell office:value-type="float" office:value="1738.78182607723" calcext:value-type="float">
            <text:p>1738.78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10487289" calcext:value-type="float">
            <text:p>10487289</text:p>
          </table:table-cell>
          <table:table-cell office:value-type="float" office:value="-1.4" calcext:value-type="float">
            <text:p>-1.4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0.4" calcext:value-type="float">
            <text:p>0.4</text:p>
          </table:table-cell>
          <table:table-cell office:value-type="float" office:value="6.04" calcext:value-type="float">
            <text:p>6.04</text:p>
          </table:table-cell>
          <table:table-cell office:value-type="float" office:value="6" calcext:value-type="float">
            <text:p>6</text:p>
          </table:table-cell>
          <table:table-cell office:value-type="float" office:value="-882.592250485326" calcext:value-type="float">
            <text:p>-882.59</text:p>
          </table:table-cell>
          <table:table-cell office:value-type="float" office:value="1.5" calcext:value-type="float">
            <text:p>1.5</text:p>
          </table:table-cell>
          <table:table-cell office:value-type="float" office:value="4833.85172278555" calcext:value-type="float">
            <text:p>4833.85</text:p>
          </table:table-cell>
          <table:table-cell/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  <table:table-cell office:value-type="float" office:value="20020074" calcext:value-type="float">
            <text:p>20020074</text:p>
          </table:table-cell>
          <table:table-cell office:value-type="float" office:value="3.5" calcext:value-type="float">
            <text:p>3.5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  <table:table-cell office:value-type="float" office:value="3.2" calcext:value-type="float">
            <text:p>3.2</text:p>
          </table:table-cell>
          <table:table-cell office:value-type="float" office:value="5.29" calcext:value-type="float">
            <text:p>5.29</text:p>
          </table:table-cell>
          <table:table-cell office:value-type="float" office:value="6.6" calcext:value-type="float">
            <text:p>6.6</text:p>
          </table:table-cell>
          <table:table-cell office:value-type="float" office:value="-285.063881382257" calcext:value-type="float">
            <text:p>-285.06</text:p>
          </table:table-cell>
          <table:table-cell office:value-type="float" office:value="0.49" calcext:value-type="float">
            <text:p>0.49</text:p>
          </table:table-cell>
          <table:table-cell office:value-type="float" office:value="899.896773608329" calcext:value-type="float">
            <text:p>899.90</text:p>
          </table:table-cell>
          <table:table-cell/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  <table:table-cell office:value-type="float" office:value="9555893" calcext:value-type="float">
            <text:p>9555893</text:p>
          </table:table-cell>
          <table:table-cell office:value-type="float" office:value="1.6" calcext:value-type="float">
            <text:p>1.6</text:p>
          </table:table-cell>
          <table:table-cell office:value-type="float" office:value="7.8" calcext:value-type="float">
            <text:p>7.8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3.7" calcext:value-type="float">
            <text:p>3.7</text:p>
          </table:table-cell>
          <table:table-cell office:value-type="float" office:value="618.466531594692" calcext:value-type="float">
            <text:p>618.47</text:p>
          </table:table-cell>
          <table:table-cell office:value-type="float" office:value="3.41" calcext:value-type="float">
            <text:p>3.41</text:p>
          </table:table-cell>
          <table:table-cell office:value-type="float" office:value="5157.02718730735" calcext:value-type="float">
            <text:p>5157.03</text:p>
          </table:table-cell>
          <table:table-cell/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float" office:value="2058821" calcext:value-type="float">
            <text:p>2058821</text:p>
          </table:table-cell>
          <table:table-cell office:value-type="float" office:value="-1.1" calcext:value-type="float">
            <text:p>-1.1</text:p>
          </table:table-cell>
          <table:table-cell office:value-type="float" office:value="10.6" calcext:value-type="float">
            <text:p>10.6</text:p>
          </table:table-cell>
          <table:table-cell office:value-type="float" office:value="9.3" calcext:value-type="float">
            <text:p>9.3</text:p>
          </table:table-cell>
          <table:table-cell office:value-type="float" office:value="1.9" calcext:value-type="float">
            <text:p>1.9</text:p>
          </table:table-cell>
          <table:table-cell office:value-type="float" office:value="5.27" calcext:value-type="float">
            <text:p>5.27</text:p>
          </table:table-cell>
          <table:table-cell office:value-type="float" office:value="3.6" calcext:value-type="float">
            <text:p>3.6</text:p>
          </table:table-cell>
          <table:table-cell office:value-type="float" office:value="234.600288223211" calcext:value-type="float">
            <text:p>234.60</text:p>
          </table:table-cell>
          <table:table-cell office:value-type="float" office:value="2.8" calcext:value-type="float">
            <text:p>2.8</text:p>
          </table:table-cell>
          <table:table-cell office:value-type="float" office:value="4416.60542611524" calcext:value-type="float">
            <text:p>4416.61</text:p>
          </table:table-cell>
          <table:table-cell/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  <table:table-cell office:value-type="float" office:value="5410836" calcext:value-type="float">
            <text:p>5410836</text:p>
          </table:table-cell>
          <table:table-cell office:value-type="float" office:value="0.9" calcext:value-type="float">
            <text:p>0.9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.5" calcext:value-type="float">
            <text:p>1.5</text:p>
          </table:table-cell>
          <table:table-cell office:value-type="float" office:value="2.69" calcext:value-type="float">
            <text:p>2.69</text:p>
          </table:table-cell>
          <table:table-cell office:value-type="float" office:value="3.6" calcext:value-type="float">
            <text:p>3.6</text:p>
          </table:table-cell>
          <table:table-cell office:value-type="float" office:value="568.858490628805" calcext:value-type="float">
            <text:p>568.86</text:p>
          </table:table-cell>
          <table:table-cell office:value-type="float" office:value="0.82" calcext:value-type="float">
            <text:p>0.82</text:p>
          </table:table-cell>
          <table:table-cell office:value-type="float" office:value="2822.29954853557" calcext:value-type="float">
            <text:p>2822.30</text:p>
          </table:table-cell>
          <table:table-cell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UK</text:p>
          </table:table-cell>
          <table:table-cell office:value-type="float" office:value="63905297" calcext:value-type="float">
            <text:p>63905297</text:p>
          </table:table-cell>
          <table:table-cell office:value-type="float" office:value="1.7" calcext:value-type="float">
            <text:p>1.7</text:p>
          </table:table-cell>
          <table:table-cell office:value-type="float" office:value="6.7" calcext:value-type="float">
            <text:p>6.7</text:p>
          </table:table-cell>
          <table:table-cell office:value-type="float" office:value="7.3" calcext:value-type="float">
            <text:p>7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4.6" calcext:value-type="float">
            <text:p>4.6</text:p>
          </table:table-cell>
          <table:table-cell office:value-type="float" office:value="-1325.0231823506" calcext:value-type="float">
            <text:p>-1325.02</text:p>
          </table:table-cell>
          <table:table-cell office:value-type="float" office:value="1.72" calcext:value-type="float">
            <text:p>1.72</text:p>
          </table:table-cell>
          <table:table-cell office:value-type="float" office:value="3953.53768561626" calcext:value-type="float">
            <text:p>3953.54</text:p>
          </table:table-cell>
          <table:table-cell/>
        </table:table-row>
        <table:table-row table:style-name="ro1">
          <table:table-cell office:value-type="string" calcext:value-type="string">
            <text:p>États-Unis</text:p>
          </table:table-cell>
          <table:table-cell office:value-type="string" calcext:value-type="string">
            <text:p>US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.2" calcext:value-type="float">
            <text:p>2.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12.8" calcext:value-type="float">
            <text:p>12.8</text:p>
          </table:table-cell>
          <table:table-cell office:value-type="float" office:value="-1639.74603174603" calcext:value-type="float">
            <text:p>-1639.75</text:p>
          </table:table-cell>
          <table:table-cell office:value-type="float" office:value="2.67" calcext:value-type="float">
            <text:p>2.67</text:p>
          </table:table-cell>
          <table:table-cell office:value-type="float" office:value="4484.56825396825" calcext:value-type="float">
            <text:p>4484.57</text:p>
          </table:table-cell>
          <table:table-cell/>
        </table:table-row>
      </table:table>
      <table:table table:name="summary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2"/>
          <table:table-cell office:value-type="string" calcext:value-type="string">
            <text:p>tps00001 (2013)</text:p>
          </table:table-cell>
          <table:table-cell office:value-type="string" calcext:value-type="string">
            <text:p>tec00115 (2013)</text:p>
          </table:table-cell>
          <table:table-cell office:value-type="string" calcext:value-type="string">
            <text:p>teilm (F, dec 2013)</text:p>
          </table:table-cell>
          <table:table-cell office:value-type="string" calcext:value-type="string">
            <text:p>teilm (M, dec 2013)</text:p>
          </table:table-cell>
          <table:table-cell office:value-type="string" calcext:value-type="string">
            <text:p>tec00118 (2013)</text:p>
          </table:table-cell>
          <table:table-cell office:value-type="string" calcext:value-type="string">
            <text:p>teimf00118 (dec 2013)</text:p>
          </table:table-cell>
          <table:table-cell office:value-type="string" calcext:value-type="string">
            <text:p>tsdsc260(2013)</text:p>
          </table:table-cell>
          <table:table-cell office:value-type="string" calcext:value-type="string">
            <text:p>tet00002 (2013)</text:p>
          </table:table-cell>
          <table:table-cell office:value-type="string" calcext:value-type="string">
            <text:p>tsc00001 (2011)</text:p>
          </table:table-cell>
          <table:table-cell office:value-type="string" calcext:value-type="string">
            <text:p>tsc00004 (2012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  <table:table-cell office:value-type="float" office:value="8451860" calcext:value-type="float">
            <text:p>8451860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2.17" calcext:value-type="float">
            <text:p>2.17</text:p>
          </table:table-cell>
          <table:table-cell office:value-type="float" office:value="4.1" calcext:value-type="float">
            <text:p>4.1</text:p>
          </table:table-cell>
          <table:table-cell office:value-type="float" office:value="-5683" calcext:value-type="float">
            <text:p>-5683</text:p>
          </table:table-cell>
          <table:table-cell office:value-type="float" office:value="2.84" calcext:value-type="float">
            <text:p>2.84</text:p>
          </table:table-cell>
          <table:table-cell office:value-type="float" office:value="38637" calcext:value-type="float">
            <text:p>38637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  <table:table-cell office:value-type="float" office:value="11161642" calcext:value-type="float">
            <text:p>11161642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float" office:value="8.8" calcext:value-type="float">
            <text:p>8.8</text:p>
          </table:table-cell>
          <table:table-cell office:value-type="float" office:value="1.2" calcext:value-type="float">
            <text:p>1.2</text:p>
          </table:table-cell>
          <table:table-cell office:value-type="float" office:value="2.43" calcext:value-type="float">
            <text:p>2.43</text:p>
          </table:table-cell>
          <table:table-cell office:value-type="float" office:value="3.9" calcext:value-type="float">
            <text:p>3.9</text:p>
          </table:table-cell>
          <table:table-cell office:value-type="float" office:value="14145" calcext:value-type="float">
            <text:p>14145</text:p>
          </table:table-cell>
          <table:table-cell office:value-type="float" office:value="2.24" calcext:value-type="float">
            <text:p>2.24</text:p>
          </table:table-cell>
          <table:table-cell office:value-type="float" office:value="44052" calcext:value-type="float">
            <text:p>44052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  <table:table-cell office:value-type="float" office:value="7284552" calcext:value-type="float">
            <text:p>7284552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0.4" calcext:value-type="float">
            <text:p>0.4</text:p>
          </table:table-cell>
          <table:table-cell office:value-type="float" office:value="3.43" calcext:value-type="float">
            <text:p>3.43</text:p>
          </table:table-cell>
          <table:table-cell office:value-type="float" office:value="6.6" calcext:value-type="float">
            <text:p>6.6</text:p>
          </table:table-cell>
          <table:table-cell office:value-type="float" office:value="-3610" calcext:value-type="float">
            <text:p>-3610</text:p>
          </table:table-cell>
          <table:table-cell office:value-type="float" office:value="0.64" calcext:value-type="float">
            <text:p>0.64</text:p>
          </table:table-cell>
          <table:table-cell office:value-type="float" office:value="11295" calcext:value-type="float">
            <text:p>11295</text:p>
          </table:table-cell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  <table:table-cell office:value-type="float" office:value="8039060" calcext:value-type="float">
            <text:p>8039060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office:value-type="float" office:value="18780" calcext:value-type="float">
            <text:p>18780</text:p>
          </table:table-cell>
          <table:table-cell office:value-type="float" office:value="2.87" calcext:value-type="float">
            <text:p>2.87</text:p>
          </table:table-cell>
          <table:table-cell office:value-type="float" office:value="25142" calcext:value-type="float">
            <text:p>25142</text:p>
          </table:table-cell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  <table:table-cell office:value-type="float" office:value="865878" calcext:value-type="float">
            <text:p>865878</text:p>
          </table:table-cell>
          <table:table-cell office:value-type="float" office:value="-5.4" calcext:value-type="float">
            <text:p>-5.4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-3229" calcext:value-type="float">
            <text:p>-3229</text:p>
          </table:table-cell>
          <table:table-cell office:value-type="float" office:value="0.46" calcext:value-type="float">
            <text:p>0.4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string" calcext:value-type="string">
            <text:p>CZ</text:p>
          </table:table-cell>
          <table:table-cell office:value-type="float" office:value="10516125" calcext:value-type="float">
            <text:p>10516125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13567" calcext:value-type="float">
            <text:p>13567</text:p>
          </table:table-cell>
          <table:table-cell office:value-type="float" office:value="1.88" calcext:value-type="float">
            <text:p>1.88</text:p>
          </table:table-cell>
          <table:table-cell office:value-type="float" office:value="33169" calcext:value-type="float">
            <text:p>33169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  <table:table-cell office:value-type="float" office:value="80523746" calcext:value-type="float">
            <text:p>80523746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198613" calcext:value-type="float">
            <text:p>198613</text:p>
          </table:table-cell>
          <table:table-cell office:value-type="float" office:value="2.98" calcext:value-type="float">
            <text:p>2.98</text:p>
          </table:table-cell>
          <table:table-cell office:value-type="float" office:value="348416" calcext:value-type="float">
            <text:p>348416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  <table:table-cell office:value-type="float" office:value="5602628" calcext:value-type="float">
            <text:p>5602628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office:value-type="float" office:value="1.89" calcext:value-type="float">
            <text:p>1.89</text:p>
          </table:table-cell>
          <table:table-cell office:value-type="float" office:value="4.3" calcext:value-type="float">
            <text:p>4.3</text:p>
          </table:table-cell>
          <table:table-cell office:value-type="float" office:value="10121" calcext:value-type="float">
            <text:p>10121</text:p>
          </table:table-cell>
          <table:table-cell office:value-type="float" office:value="2.98" calcext:value-type="float">
            <text:p>2.98</text:p>
          </table:table-cell>
          <table:table-cell office:value-type="float" office:value="37675" calcext:value-type="float">
            <text:p>37675</text:p>
          </table:table-cell>
        </table:table-row>
        <table:table-row table:style-name="ro1">
          <table:table-cell office:value-type="string" calcext:value-type="string">
            <text:p>Zone euro</text:p>
          </table:table-cell>
          <table:table-cell office:value-type="string" calcext:value-type="string">
            <text:p>EA17</text:p>
          </table:table-cell>
          <table:table-cell office:value-type="float" office:value="331090429" calcext:value-type="float">
            <text:p>331090429</text:p>
          </table:table-cell>
          <table:table-cell office:value-type="float" office:value="-0.4" calcext:value-type="float">
            <text:p>-0.4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.4" calcext:value-type="float">
            <text:p>1.4</text:p>
          </table:table-cell>
          <table:table-cell office:value-type="float" office:value="2.97" calcext:value-type="float">
            <text:p>2.97</text:p>
          </table:table-cell>
          <table:table-cell office:value-type="float" office:value="5" calcext:value-type="float">
            <text:p>5</text:p>
          </table:table-cell>
          <table:table-cell office:value-type="float" office:value="157984" calcext:value-type="float">
            <text:p>157984</text:p>
          </table:table-cell>
          <table:table-cell office:value-type="float" office:value="2.17" calcext:value-type="float">
            <text:p>2.17</text:p>
          </table:table-cell>
          <table:table-cell office:value-type="float" office:value="1149960" calcext:value-type="float">
            <text:p>1149960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  <table:table-cell office:value-type="float" office:value="1320174" calcext:value-type="float">
            <text:p>1320174</text:p>
          </table:table-cell>
          <table:table-cell office:value-type="float" office:value="2.2" calcext:value-type="float">
            <text:p>2.2</text:p>
          </table:table-cell>
          <table:table-cell office:value-type="float" office:value="7.9" calcext:value-type="float">
            <text:p>7.9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-1401" calcext:value-type="float">
            <text:p>-1401</text:p>
          </table:table-cell>
          <table:table-cell office:value-type="float" office:value="2.18" calcext:value-type="float">
            <text:p>2.18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EL</text:p>
          </table:table-cell>
          <table:table-cell office:value-type="float" office:value="11062508" calcext:value-type="float">
            <text:p>11062508</text:p>
          </table:table-cell>
          <table:table-cell office:value-type="float" office:value="-3.9" calcext:value-type="float">
            <text:p>-3.9</text:p>
          </table:table-cell>
          <table:table-cell office:value-type="float" office:value="30.9" calcext:value-type="float">
            <text:p>30.9</text:p>
          </table:table-cell>
          <table:table-cell office:value-type="float" office:value="24.5" calcext:value-type="float">
            <text:p>24.5</text:p>
          </table:table-cell>
          <table:table-cell office:value-type="float" office:value="-0.9" calcext:value-type="float">
            <text:p>-0.9</text:p>
          </table:table-cell>
          <table:table-cell office:value-type="float" office:value="8.66" calcext:value-type="float">
            <text:p>8.66</text:p>
          </table:table-cell>
          <table:table-cell office:value-type="float" office:value="6.6" calcext:value-type="float">
            <text:p>6.6</text:p>
          </table:table-cell>
          <table:table-cell office:value-type="float" office:value="-19235" calcext:value-type="float">
            <text:p>-19235</text:p>
          </table:table-cell>
          <table:table-cell office:value-type="float" office:value="0.69" calcext:value-type="float">
            <text:p>0.69</text:p>
          </table:table-cell>
          <table:table-cell office:value-type="float" office:value="24122" calcext:value-type="float">
            <text:p>24122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  <table:table-cell office:value-type="float" office:value="46727890" calcext:value-type="float">
            <text:p>46727890</text:p>
          </table:table-cell>
          <table:table-cell office:value-type="float" office:value="-1.2" calcext:value-type="float">
            <text:p>-1.2</text:p>
          </table:table-cell>
          <table:table-cell office:value-type="float" office:value="26.3" calcext:value-type="float">
            <text:p>26.3</text:p>
          </table:table-cell>
          <table:table-cell office:value-type="float" office:value="24.9" calcext:value-type="float">
            <text:p>24.9</text:p>
          </table:table-cell>
          <table:table-cell office:value-type="float" office:value="1.5" calcext:value-type="float">
            <text:p>1.5</text:p>
          </table:table-cell>
          <table:table-cell office:value-type="float" office:value="4.13" calcext:value-type="float">
            <text:p>4.13</text:p>
          </table:table-cell>
          <table:table-cell office:value-type="float" office:value="6.3" calcext:value-type="float">
            <text:p>6.3</text:p>
          </table:table-cell>
          <table:table-cell office:value-type="float" office:value="-17741" calcext:value-type="float">
            <text:p>-17741</text:p>
          </table:table-cell>
          <table:table-cell office:value-type="float" office:value="1.3" calcext:value-type="float">
            <text:p>1.3</text:p>
          </table:table-cell>
          <table:table-cell office:value-type="float" office:value="126778" calcext:value-type="float">
            <text:p>126778</text:p>
          </table:table-cell>
        </table:table-row>
        <table:table-row table:style-name="ro1">
          <table:table-cell office:value-type="string" calcext:value-type="string">
            <text:p>Union européenne</text:p>
          </table:table-cell>
          <table:table-cell office:value-type="string" calcext:value-type="string">
            <text:p>EU28</text:p>
          </table:table-cell>
          <table:table-cell office:value-type="float" office:value="505674965" calcext:value-type="float">
            <text:p>505674965</text:p>
          </table:table-cell>
          <table:table-cell office:value-type="float" office:value="0.1" calcext:value-type="float">
            <text:p>0.1</text:p>
          </table:table-cell>
          <table:table-cell office:value-type="float" office:value="10.7" calcext:value-type="float">
            <text:p>10.7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float" office:value="3.03" calcext:value-type="float">
            <text:p>3.03</text:p>
          </table:table-cell>
          <table:table-cell office:value-type="float" office:value="5" calcext:value-type="float">
            <text:p>5</text:p>
          </table:table-cell>
          <table:table-cell office:value-type="float" office:value="54632" calcext:value-type="float">
            <text:p>54632</text:p>
          </table:table-cell>
          <table:table-cell office:value-type="float" office:value="2.07" calcext:value-type="float">
            <text:p>2.07</text:p>
          </table:table-cell>
          <table:table-cell office:value-type="float" office:value="1661499" calcext:value-type="float">
            <text:p>1661499</text:p>
          </table:table-cell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  <table:table-cell office:value-type="float" office:value="5426674" calcext:value-type="float">
            <text:p>5426674</text:p>
          </table:table-cell>
          <table:table-cell office:value-type="float" office:value="-1.4" calcext:value-type="float">
            <text:p>-1.4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  <table:table-cell office:value-type="float" office:value="2.2" calcext:value-type="float">
            <text:p>2.2</text:p>
          </table:table-cell>
          <table:table-cell office:value-type="float" office:value="2.03" calcext:value-type="float">
            <text:p>2.03</text:p>
          </table:table-cell>
          <table:table-cell office:value-type="float" office:value="3.6" calcext:value-type="float">
            <text:p>3.6</text:p>
          </table:table-cell>
          <table:table-cell office:value-type="float" office:value="-2244" calcext:value-type="float">
            <text:p>-2244</text:p>
          </table:table-cell>
          <table:table-cell office:value-type="float" office:value="3.55" calcext:value-type="float">
            <text:p>3.55</text:p>
          </table:table-cell>
          <table:table-cell office:value-type="float" office:value="40468" calcext:value-type="float">
            <text:p>4046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float" office:value="65578819" calcext:value-type="float">
            <text:p>65578819</text:p>
          </table:table-cell>
          <table:table-cell office:value-type="float" office:value="0.2" calcext:value-type="float">
            <text:p>0.2</text:p>
          </table:table-cell>
          <table:table-cell office:value-type="float" office:value="10.1" calcext:value-type="float">
            <text:p>10.1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office:value-type="float" office:value="4.5" calcext:value-type="float">
            <text:p>4.5</text:p>
          </table:table-cell>
          <table:table-cell office:value-type="float" office:value="-76308" calcext:value-type="float">
            <text:p>-76308</text:p>
          </table:table-cell>
          <table:table-cell office:value-type="float" office:value="2.29" calcext:value-type="float">
            <text:p>2.29</text:p>
          </table:table-cell>
          <table:table-cell office:value-type="float" office:value="249086" calcext:value-type="float">
            <text:p>249086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float" office:value="4262140" calcext:value-type="float">
            <text:p>4262140</text:p>
          </table:table-cell>
          <table:table-cell office:value-type="float" office:value="-0.9" calcext:value-type="float">
            <text:p>-0.9</text:p>
          </table:table-cell>
          <table:table-cell office:value-type="float" office:value="17.5" calcext:value-type="float">
            <text:p>17.5</text:p>
          </table:table-cell>
          <table:table-cell office:value-type="float" office:value="16.8" calcext:value-type="float">
            <text:p>16.8</text:p>
          </table:table-cell>
          <table:table-cell office:value-type="float" office:value="2.3" calcext:value-type="float">
            <text:p>2.3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-6839" calcext:value-type="float">
            <text:p>-6839</text:p>
          </table:table-cell>
          <table:table-cell office:value-type="float" office:value="0.75" calcext:value-type="float">
            <text:p>0.75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  <table:table-cell office:value-type="float" office:value="9908798" calcext:value-type="float">
            <text:p>9908798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1.7" calcext:value-type="float">
            <text:p>1.7</text:p>
          </table:table-cell>
          <table:table-cell office:value-type="float" office:value="5.78" calcext:value-type="float">
            <text:p>5.78</text:p>
          </table:table-cell>
          <table:table-cell office:value-type="float" office:value="4.2" calcext:value-type="float">
            <text:p>4.2</text:p>
          </table:table-cell>
          <table:table-cell office:value-type="float" office:value="6015" calcext:value-type="float">
            <text:p>6015</text:p>
          </table:table-cell>
          <table:table-cell office:value-type="float" office:value="1.3" calcext:value-type="float">
            <text:p>1.3</text:p>
          </table:table-cell>
          <table:table-cell office:value-type="float" office:value="23837" calcext:value-type="float">
            <text:p>23837</text:p>
          </table:table-cell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  <table:table-cell office:value-type="float" office:value="4591087" calcext:value-type="float">
            <text:p>4591087</text:p>
          </table:table-cell>
          <table:table-cell office:value-type="float" office:value="-0.3" calcext:value-type="float">
            <text:p>-0.3</text:p>
          </table:table-cell>
          <table:table-cell office:value-type="float" office:value="10.2" calcext:value-type="float">
            <text:p>10.2</text:p>
          </table:table-cell>
          <table:table-cell office:value-type="float" office:value="13.5" calcext:value-type="float">
            <text:p>13.5</text:p>
          </table:table-cell>
          <table:table-cell office:value-type="float" office:value="0.5" calcext:value-type="float">
            <text:p>0.5</text:p>
          </table:table-cell>
          <table:table-cell office:value-type="float" office:value="3.48" calcext:value-type="float">
            <text:p>3.48</text:p>
          </table:table-cell>
          <table:table-cell office:value-type="float" office:value="4.7" calcext:value-type="float">
            <text:p>4.7</text:p>
          </table:table-cell>
          <table:table-cell office:value-type="float" office:value="36762" calcext:value-type="float">
            <text:p>36762</text:p>
          </table:table-cell>
          <table:table-cell office:value-type="float" office:value="1.72" calcext:value-type="float">
            <text:p>1.72</text:p>
          </table:table-cell>
          <table:table-cell office:value-type="float" office:value="15880" calcext:value-type="float">
            <text:p>15880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float" office:value="59685227" calcext:value-type="float">
            <text:p>59685227</text:p>
          </table:table-cell>
          <table:table-cell office:value-type="float" office:value="-1.9" calcext:value-type="float">
            <text:p>-1.9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  <table:table-cell office:value-type="float" office:value="1.3" calcext:value-type="float">
            <text:p>1.3</text:p>
          </table:table-cell>
          <table:table-cell office:value-type="float" office:value="4.11" calcext:value-type="float">
            <text:p>4.11</text:p>
          </table:table-cell>
          <table:table-cell office:value-type="float" office:value="5.7" calcext:value-type="float">
            <text:p>5.7</text:p>
          </table:table-cell>
          <table:table-cell office:value-type="float" office:value="30381" calcext:value-type="float">
            <text:p>30381</text:p>
          </table:table-cell>
          <table:table-cell office:value-type="float" office:value="1.27" calcext:value-type="float">
            <text:p>1.27</text:p>
          </table:table-cell>
          <table:table-cell office:value-type="float" office:value="110823" calcext:value-type="float">
            <text:p>110823</text:p>
          </table:table-cell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  <table:table-cell office:value-type="float" office:value="127150000" calcext:value-type="float">
            <text:p>12715000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9.9" calcext:value-type="float">
            <text:p>9.9</text:p>
          </table:table-cell>
          <table:table-cell office:value-type="float" office:value="-88380" calcext:value-type="float">
            <text:p>-88380</text:p>
          </table:table-cell>
          <table:table-cell office:value-type="float" office:value="3.25" calcext:value-type="float">
            <text:p>3.25</text:p>
          </table:table-cell>
          <table:table-cell office:value-type="float" office:value="656032" calcext:value-type="float">
            <text:p>656032</text:p>
          </table:table-cell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  <table:table-cell office:value-type="float" office:value="2971905" calcext:value-type="float">
            <text:p>2971905</text:p>
          </table:table-cell>
          <table:table-cell office:value-type="float" office:value="3.3" calcext:value-type="float">
            <text:p>3.3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  <table:table-cell office:value-type="float" office:value="1.2" calcext:value-type="float">
            <text:p>1.2</text:p>
          </table:table-cell>
          <table:table-cell office:value-type="float" office:value="3.69" calcext:value-type="float">
            <text:p>3.69</text:p>
          </table:table-cell>
          <table:table-cell office:value-type="float" office:value="6.1" calcext:value-type="float">
            <text:p>6.1</text:p>
          </table:table-cell>
          <table:table-cell office:value-type="float" office:value="-1953" calcext:value-type="float">
            <text:p>-1953</text:p>
          </table:table-cell>
          <table:table-cell office:value-type="float" office:value="0.9" calcext:value-type="float">
            <text:p>0.9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float" office:value="537039" calcext:value-type="float">
            <text:p>537039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-6207" calcext:value-type="float">
            <text:p>-6207</text:p>
          </table:table-cell>
          <table:table-cell office:value-type="float" office:value="1.46" calcext:value-type="float">
            <text:p>1.4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  <table:table-cell office:value-type="float" office:value="2023825" calcext:value-type="float">
            <text:p>2023825</text:p>
          </table:table-cell>
          <table:table-cell office:value-type="float" office:value="4.1" calcext:value-type="float">
            <text:p>4.1</text:p>
          </table:table-cell>
          <table:table-cell office:value-type="float" office:value="10.7" calcext:value-type="float">
            <text:p>10.7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3.62" calcext:value-type="float">
            <text:p>3.62</text:p>
          </table:table-cell>
          <table:table-cell office:value-type="float" office:value="6.3" calcext:value-type="float">
            <text:p>6.3</text:p>
          </table:table-cell>
          <table:table-cell office:value-type="float" office:value="-2517" calcext:value-type="float">
            <text:p>-2517</text:p>
          </table:table-cell>
          <table:table-cell office:value-type="float" office:value="0.66" calcext:value-type="float">
            <text:p>0.66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  <table:table-cell office:value-type="float" office:value="421364" calcext:value-type="float">
            <text:p>421364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 office:value-type="float" office:value="4.1" calcext:value-type="float">
            <text:p>4.1</text:p>
          </table:table-cell>
          <table:table-cell office:value-type="float" office:value="-1757" calcext:value-type="float">
            <text:p>-1757</text:p>
          </table:table-cell>
          <table:table-cell office:value-type="float" office:value="0.84" calcext:value-type="float">
            <text:p>0.8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  <table:table-cell office:value-type="float" office:value="16779575" calcext:value-type="float">
            <text:p>16779575</text:p>
          </table:table-cell>
          <table:table-cell office:value-type="float" office:value="-0.8" calcext:value-type="float">
            <text:p>-0.8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2.6" calcext:value-type="float">
            <text:p>2.6</text:p>
          </table:table-cell>
          <table:table-cell office:value-type="float" office:value="2.16" calcext:value-type="float">
            <text:p>2.16</text:p>
          </table:table-cell>
          <table:table-cell office:value-type="float" office:value="3.6" calcext:value-type="float">
            <text:p>3.6</text:p>
          </table:table-cell>
          <table:table-cell office:value-type="float" office:value="61745" calcext:value-type="float">
            <text:p>61745</text:p>
          </table:table-cell>
          <table:table-cell office:value-type="float" office:value="2.16" calcext:value-type="float">
            <text:p>2.16</text:p>
          </table:table-cell>
          <table:table-cell office:value-type="float" office:value="58599" calcext:value-type="float">
            <text:p>58599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  <table:table-cell office:value-type="float" office:value="38533299" calcext:value-type="float">
            <text:p>38533299</text:p>
          </table:table-cell>
          <table:table-cell office:value-type="float" office:value="1.6" calcext:value-type="float">
            <text:p>1.6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0.8" calcext:value-type="float">
            <text:p>0.8</text:p>
          </table:table-cell>
          <table:table-cell office:value-type="float" office:value="4.42" calcext:value-type="float">
            <text:p>4.42</text:p>
          </table:table-cell>
          <table:table-cell office:value-type="float" office:value="4.9" calcext:value-type="float">
            <text:p>4.9</text:p>
          </table:table-cell>
          <table:table-cell office:value-type="float" office:value="-2304" calcext:value-type="float">
            <text:p>-2304</text:p>
          </table:table-cell>
          <table:table-cell office:value-type="float" office:value="0.9" calcext:value-type="float">
            <text:p>0.9</text:p>
          </table:table-cell>
          <table:table-cell office:value-type="float" office:value="67001" calcext:value-type="float">
            <text:p>6700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float" office:value="10487289" calcext:value-type="float">
            <text:p>10487289</text:p>
          </table:table-cell>
          <table:table-cell office:value-type="float" office:value="-1.4" calcext:value-type="float">
            <text:p>-1.4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0.4" calcext:value-type="float">
            <text:p>0.4</text:p>
          </table:table-cell>
          <table:table-cell office:value-type="float" office:value="6.04" calcext:value-type="float">
            <text:p>6.04</text:p>
          </table:table-cell>
          <table:table-cell office:value-type="float" office:value="6" calcext:value-type="float">
            <text:p>6</text:p>
          </table:table-cell>
          <table:table-cell office:value-type="float" office:value="-9256" calcext:value-type="float">
            <text:p>-9256</text:p>
          </table:table-cell>
          <table:table-cell office:value-type="float" office:value="1.5" calcext:value-type="float">
            <text:p>1.5</text:p>
          </table:table-cell>
          <table:table-cell office:value-type="float" office:value="50694" calcext:value-type="float">
            <text:p>50694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  <table:table-cell office:value-type="float" office:value="20020074" calcext:value-type="float">
            <text:p>20020074</text:p>
          </table:table-cell>
          <table:table-cell office:value-type="float" office:value="3.5" calcext:value-type="float">
            <text:p>3.5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  <table:table-cell office:value-type="float" office:value="3.2" calcext:value-type="float">
            <text:p>3.2</text:p>
          </table:table-cell>
          <table:table-cell office:value-type="float" office:value="5.29" calcext:value-type="float">
            <text:p>5.29</text:p>
          </table:table-cell>
          <table:table-cell office:value-type="float" office:value="6.6" calcext:value-type="float">
            <text:p>6.6</text:p>
          </table:table-cell>
          <table:table-cell office:value-type="float" office:value="-5707" calcext:value-type="float">
            <text:p>-5707</text:p>
          </table:table-cell>
          <table:table-cell office:value-type="float" office:value="0.49" calcext:value-type="float">
            <text:p>0.49</text:p>
          </table:table-cell>
          <table:table-cell office:value-type="float" office:value="18016" calcext:value-type="float">
            <text:p>18016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  <table:table-cell office:value-type="float" office:value="9555893" calcext:value-type="float">
            <text:p>9555893</text:p>
          </table:table-cell>
          <table:table-cell office:value-type="float" office:value="1.6" calcext:value-type="float">
            <text:p>1.6</text:p>
          </table:table-cell>
          <table:table-cell office:value-type="float" office:value="7.8" calcext:value-type="float">
            <text:p>7.8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3.7" calcext:value-type="float">
            <text:p>3.7</text:p>
          </table:table-cell>
          <table:table-cell office:value-type="float" office:value="5910" calcext:value-type="float">
            <text:p>5910</text:p>
          </table:table-cell>
          <table:table-cell office:value-type="float" office:value="3.41" calcext:value-type="float">
            <text:p>3.41</text:p>
          </table:table-cell>
          <table:table-cell office:value-type="float" office:value="49280" calcext:value-type="float">
            <text:p>49280</text:p>
          </table:table-cell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float" office:value="2058821" calcext:value-type="float">
            <text:p>2058821</text:p>
          </table:table-cell>
          <table:table-cell office:value-type="float" office:value="-1.1" calcext:value-type="float">
            <text:p>-1.1</text:p>
          </table:table-cell>
          <table:table-cell office:value-type="float" office:value="10.6" calcext:value-type="float">
            <text:p>10.6</text:p>
          </table:table-cell>
          <table:table-cell office:value-type="float" office:value="9.3" calcext:value-type="float">
            <text:p>9.3</text:p>
          </table:table-cell>
          <table:table-cell office:value-type="float" office:value="1.9" calcext:value-type="float">
            <text:p>1.9</text:p>
          </table:table-cell>
          <table:table-cell office:value-type="float" office:value="5.27" calcext:value-type="float">
            <text:p>5.27</text:p>
          </table:table-cell>
          <table:table-cell office:value-type="float" office:value="3.6" calcext:value-type="float">
            <text:p>3.6</text:p>
          </table:table-cell>
          <table:table-cell office:value-type="float" office:value="483" calcext:value-type="float">
            <text:p>483</text:p>
          </table:table-cell>
          <table:table-cell office:value-type="float" office:value="2.8" calcext:value-type="float">
            <text:p>2.8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  <table:table-cell office:value-type="float" office:value="5410836" calcext:value-type="float">
            <text:p>5410836</text:p>
          </table:table-cell>
          <table:table-cell office:value-type="float" office:value="0.9" calcext:value-type="float">
            <text:p>0.9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.5" calcext:value-type="float">
            <text:p>1.5</text:p>
          </table:table-cell>
          <table:table-cell office:value-type="float" office:value="2.69" calcext:value-type="float">
            <text:p>2.69</text:p>
          </table:table-cell>
          <table:table-cell office:value-type="float" office:value="3.6" calcext:value-type="float">
            <text:p>3.6</text:p>
          </table:table-cell>
          <table:table-cell office:value-type="float" office:value="3078" calcext:value-type="float">
            <text:p>3078</text:p>
          </table:table-cell>
          <table:table-cell office:value-type="float" office:value="0.82" calcext:value-type="float">
            <text:p>0.82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UK</text:p>
          </table:table-cell>
          <table:table-cell office:value-type="float" office:value="63905297" calcext:value-type="float">
            <text:p>63905297</text:p>
          </table:table-cell>
          <table:table-cell office:value-type="float" office:value="1.7" calcext:value-type="float">
            <text:p>1.7</text:p>
          </table:table-cell>
          <table:table-cell office:value-type="float" office:value="6.7" calcext:value-type="float">
            <text:p>6.7</text:p>
          </table:table-cell>
          <table:table-cell office:value-type="float" office:value="7.3" calcext:value-type="float">
            <text:p>7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4.6" calcext:value-type="float">
            <text:p>4.6</text:p>
          </table:table-cell>
          <table:table-cell office:value-type="float" office:value="-84676" calcext:value-type="float">
            <text:p>-84676</text:p>
          </table:table-cell>
          <table:table-cell office:value-type="float" office:value="1.72" calcext:value-type="float">
            <text:p>1.72</text:p>
          </table:table-cell>
          <table:table-cell office:value-type="float" office:value="252652" calcext:value-type="float">
            <text:p>252652</text:p>
          </table:table-cell>
        </table:table-row>
        <table:table-row table:style-name="ro1">
          <table:table-cell office:value-type="string" calcext:value-type="string">
            <text:p>États-Unis</text:p>
          </table:table-cell>
          <table:table-cell office:value-type="string" calcext:value-type="string">
            <text:p>US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.2" calcext:value-type="float">
            <text:p>2.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12.8" calcext:value-type="float">
            <text:p>12.8</text:p>
          </table:table-cell>
          <table:table-cell office:value-type="float" office:value="-516520" calcext:value-type="float">
            <text:p>-516520</text:p>
          </table:table-cell>
          <table:table-cell office:value-type="float" office:value="2.67" calcext:value-type="float">
            <text:p>2.67</text:p>
          </table:table-cell>
          <table:table-cell office:value-type="float" office:value="1412639" calcext:value-type="float">
            <text:p>1412639</text:p>
          </table:table-cell>
        </table:table-row>
      </table:table>
      <table:table table:name="tps0000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898782" calcext:value-type="float">
            <text:p>289878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51860" calcext:value-type="float">
            <text:p>8451860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3839265" calcext:value-type="float">
            <text:p>383926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1161642" calcext:value-type="float">
            <text:p>11161642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7284552" calcext:value-type="float">
            <text:p>7284552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8039060" calcext:value-type="float">
            <text:p>8039060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865878" calcext:value-type="float">
            <text:p>865878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0516125" calcext:value-type="float">
            <text:p>1051612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80523746" calcext:value-type="float">
            <text:p>80523746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5602628" calcext:value-type="float">
            <text:p>5602628</text:p>
          </table:table-cell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331090429" calcext:value-type="float">
            <text:p>331090429</text:p>
          </table:table-cell>
        </table:table-row>
        <table:table-row table:style-name="ro1">
          <table:table-cell office:value-type="string" calcext:value-type="string">
            <text:p>EA18</text:p>
          </table:table-cell>
          <table:table-cell office:value-type="float" office:value="333114254" calcext:value-type="float">
            <text:p>333114254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1320174" calcext:value-type="float">
            <text:p>1320174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11062508" calcext:value-type="float">
            <text:p>11062508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46727890" calcext:value-type="float">
            <text:p>46727890</text:p>
          </table:table-cell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501412825" calcext:value-type="float">
            <text:p>501412825</text:p>
          </table:table-cell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505674965" calcext:value-type="float">
            <text:p>505674965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5426674" calcext:value-type="float">
            <text:p>5426674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65578819" calcext:value-type="float">
            <text:p>6557881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262140" calcext:value-type="float">
            <text:p>4262140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9908798" calcext:value-type="float">
            <text:p>9908798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4591087" calcext:value-type="float">
            <text:p>4591087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21857" calcext:value-type="float">
            <text:p>321857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59685227" calcext:value-type="float">
            <text:p>59685227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6838" calcext:value-type="float">
            <text:p>36838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2971905" calcext:value-type="float">
            <text:p>2971905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537039" calcext:value-type="float">
            <text:p>537039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023825" calcext:value-type="float">
            <text:p>202382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622777" calcext:value-type="float">
            <text:p>622777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2062294" calcext:value-type="float">
            <text:p>2062294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421364" calcext:value-type="float">
            <text:p>421364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16779575" calcext:value-type="float">
            <text:p>1677957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051275" calcext:value-type="float">
            <text:p>5051275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8533299" calcext:value-type="float">
            <text:p>38533299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0487289" calcext:value-type="float">
            <text:p>10487289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0020074" calcext:value-type="float">
            <text:p>20020074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7181505" calcext:value-type="float">
            <text:p>718150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9555893" calcext:value-type="float">
            <text:p>955589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058821" calcext:value-type="float">
            <text:p>2058821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5410836" calcext:value-type="float">
            <text:p>541083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75627384" calcext:value-type="float">
            <text:p>75627384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63905297" calcext:value-type="float">
            <text:p>63905297</text:p>
          </table:table-cell>
        </table:table-row>
        <table:table-row table:style-name="ro1">
          <table:table-cell office:value-type="string" calcext:value-type="string">
            <text:p>XK</text:p>
          </table:table-cell>
          <table:table-cell office:value-type="float" office:value="1798645" calcext:value-type="float">
            <text:p>1798645</text:p>
          </table:table-cell>
        </table:table-row>
      </table:table>
      <table:table table:name="tec00115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EA1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.2" calcext:value-type="float">
            <text:p>2.2</text:p>
          </table:table-cell>
        </table:table-row>
      </table:table>
      <table:table table:name="teilm020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2013M12 (F)</text:p>
          </table:table-cell>
          <table:table-cell office:value-type="string" calcext:value-type="string">
            <text:p>2013M12 (M)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.1" calcext:value-type="float">
            <text:p>8.1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EA18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7.9" calcext:value-type="float">
            <text:p>7.9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30.9" calcext:value-type="float">
            <text:p>30.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26.3" calcext:value-type="float">
            <text:p>26.3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10.6" calcext:value-type="float">
            <text:p>10.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10.7" calcext:value-type="float">
            <text:p>10.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7.8" calcext:value-type="float">
            <text:p>7.8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10.1" calcext:value-type="float">
            <text:p>10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17.5" calcext:value-type="float">
            <text:p>17.5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10.2" calcext:value-type="float">
            <text:p>10.2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0.7" calcext:value-type="float">
            <text:p>10.7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6.2" calcext:value-type="float">
            <text:p>6.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7.8" calcext:value-type="float">
            <text:p>7.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.6" calcext:value-type="float">
            <text:p>10.6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6.7" calcext:value-type="float">
            <text:p>6.7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</table:table-row>
      </table:table>
      <table:table table:name="tec00118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A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.5" calcext:value-type="float">
            <text:p>1.5</text:p>
          </table:table-cell>
        </table:table-row>
      </table:table>
      <table:table table:name="teimf050" table:style-name="ta1">
        <table:table-column table:style-name="co1" table:number-columns-repeated="3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2013M1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.17" calcext:value-type="float">
            <text:p>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.43" calcext:value-type="float">
            <text:p>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1.89" calcext:value-type="float">
            <text:p>1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table:style-name="ce2" office:value-type="string" calcext:value-type="string">
            <text:p>( 2 ) There are no Estonian sovereign debt securities that comply with the definition of long-term interest rates for convergence purposes. No suitable proxy indicator has been identified. 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8.66" calcext:value-type="float">
            <text:p>8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3.02" calcext:value-type="float">
            <text:p>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2.03" calcext:value-type="float">
            <text:p>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.33" calcext:value-type="float">
            <text:p>2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5.78" calcext:value-type="float">
            <text:p>5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4.11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.6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.62" calcext:value-type="float">
            <text:p>3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.16" calcext:value-type="float">
            <text:p>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4.42" calcext:value-type="float">
            <text:p>4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6.04" calcext:value-type="float">
            <text:p>6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5.29" calcext:value-type="float">
            <text:p>5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.39" calcext:value-type="float">
            <text:p>2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5.27" calcext:value-type="float">
            <text:p>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2.69" calcext:value-type="float">
            <text:p>2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</table:table>
      <table:table table:name="tsdsc260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4.4" calcext:value-type="float">
            <text:p>4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A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6.6" calcext:value-type="float">
            <text:p>6.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5.4" calcext:value-type="float">
            <text:p>5.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4.7" calcext:value-type="float">
            <text:p>4.7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4.1" calcext:value-type="float">
            <text:p>4.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6" calcext:value-type="float">
            <text:p>4.6</text:p>
          </table:table-cell>
          <table:table-cell/>
        </table:table-row>
      </table:table>
      <table:table table:name="tet00002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-5683" calcext:value-type="float">
            <text:p>-5683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4145" calcext:value-type="float">
            <text:p>14145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-3610" calcext:value-type="float">
            <text:p>-3610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-3229" calcext:value-type="float">
            <text:p>-3229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3567" calcext:value-type="float">
            <text:p>1356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98613" calcext:value-type="float">
            <text:p>19861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10121" calcext:value-type="float">
            <text:p>10121</text:p>
          </table:table-cell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157984" calcext:value-type="float">
            <text:p>157984</text:p>
          </table:table-cell>
        </table:table-row>
        <table:table-row table:style-name="ro1">
          <table:table-cell office:value-type="string" calcext:value-type="string">
            <text:p>EA18</text:p>
          </table:table-cell>
          <table:table-cell office:value-type="float" office:value="156550" calcext:value-type="float">
            <text:p>156550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-1401" calcext:value-type="float">
            <text:p>-1401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-19235" calcext:value-type="float">
            <text:p>-19235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-17741" calcext:value-type="float">
            <text:p>-17741</text:p>
          </table:table-cell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60662" calcext:value-type="float">
            <text:p>60662</text:p>
          </table:table-cell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54632" calcext:value-type="float">
            <text:p>54632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-2244" calcext:value-type="float">
            <text:p>-2244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-76308" calcext:value-type="float">
            <text:p>-7630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-6839" calcext:value-type="float">
            <text:p>-6839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36762" calcext:value-type="float">
            <text:p>3676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0381" calcext:value-type="float">
            <text:p>30381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-1953" calcext:value-type="float">
            <text:p>-1953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-6207" calcext:value-type="float">
            <text:p>-6207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-2517" calcext:value-type="float">
            <text:p>-2517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-1757" calcext:value-type="float">
            <text:p>-1757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61745" calcext:value-type="float">
            <text:p>61745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-2304" calcext:value-type="float">
            <text:p>-230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-9256" calcext:value-type="float">
            <text:p>-9256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-5707" calcext:value-type="float">
            <text:p>-5707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-84676" calcext:value-type="float">
            <text:p>-84676</text:p>
          </table:table-cell>
        </table:table-row>
      </table:table>
      <table:table table:name="tsc0000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.84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.24" calcext:value-type="float">
            <text:p>2.24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2.87" calcext:value-type="float">
            <text:p>2.8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2.98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2.17" calcext:value-type="float">
            <text:p>2.17</text:p>
          </table:table-cell>
          <table:table-cell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2.18" calcext:value-type="float">
            <text:p>2.18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: 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3.25" calcext:value-type="float">
            <text:p>3.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.41" calcext:value-type="float">
            <text:p>3.4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: 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.67" calcext:value-type="float">
            <text:p>2.67</text:p>
          </table:table-cell>
          <table:table-cell office:value-type="float" office:value="2011" calcext:value-type="float">
            <text:p>2011</text:p>
          </table:table-cell>
        </table:table-row>
      </table:table>
      <table:table table:name="tsc00004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8637" calcext:value-type="float">
            <text:p>38637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4052" calcext:value-type="float">
            <text:p>44052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1295" calcext:value-type="float">
            <text:p>11295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25142" calcext:value-type="float">
            <text:p>2514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N_X_HK</text:p>
          </table:table-cell>
          <table:table-cell office:value-type="float" office:value="1152311" calcext:value-type="float">
            <text:p>11523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33169" calcext:value-type="float">
            <text:p>33169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48416" calcext:value-type="float">
            <text:p>348416</text:p>
          </table:table-cell>
          <table:table-cell/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37675" calcext:value-type="float">
            <text:p>37675</text:p>
          </table:table-cell>
          <table:table-cell/>
        </table:table-row>
        <table:table-row table:style-name="ro1">
          <table:table-cell office:value-type="string" calcext:value-type="string">
            <text:p>EA17</text:p>
          </table:table-cell>
          <table:table-cell office:value-type="float" office:value="1149960" calcext:value-type="float">
            <text:p>1149960</text:p>
          </table:table-cell>
          <table:table-cell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4570" calcext:value-type="float">
            <text:p>4570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24122" calcext:value-type="float">
            <text:p>24122</text:p>
          </table:table-cell>
          <table:table-cell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26778" calcext:value-type="float">
            <text:p>126778</text:p>
          </table:table-cell>
          <table:table-cell/>
        </table:table-row>
        <table:table-row table:style-name="ro1">
          <table:table-cell office:value-type="string" calcext:value-type="string">
            <text:p>EU27</text:p>
          </table:table-cell>
          <table:table-cell office:value-type="float" office:value="1654812" calcext:value-type="float">
            <text:p>1654812</text:p>
          </table:table-cell>
          <table:table-cell/>
        </table:table-row>
        <table:table-row table:style-name="ro1">
          <table:table-cell office:value-type="string" calcext:value-type="string">
            <text:p>EU28</text:p>
          </table:table-cell>
          <table:table-cell office:value-type="float" office:value="1661499" calcext:value-type="float">
            <text:p>1661499</text:p>
          </table:table-cell>
          <table:table-cell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40468" calcext:value-type="float">
            <text:p>40468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49086" calcext:value-type="float">
            <text:p>249086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23837" calcext:value-type="float">
            <text:p>23837</text:p>
          </table:table-cell>
          <table:table-cell/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15880" calcext:value-type="float">
            <text:p>15880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2131" calcext:value-type="float">
            <text:p>213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10823" calcext:value-type="float">
            <text:p>110823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656032" calcext:value-type="float">
            <text:p>65603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406" calcext:value-type="float">
            <text:p>40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893" calcext:value-type="float">
            <text:p>89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58599" calcext:value-type="float">
            <text:p>58599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7908" calcext:value-type="float">
            <text:p>27908</text:p>
          </table:table-cell>
          <table:table-cell/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67001" calcext:value-type="float">
            <text:p>67001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0694" calcext:value-type="float">
            <text:p>50694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8016" calcext:value-type="float">
            <text:p>18016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11802" calcext:value-type="float">
            <text:p>11802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49280" calcext:value-type="float">
            <text:p>49280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9093" calcext:value-type="float">
            <text:p>9093</text:p>
          </table:table-cell>
          <table:table-cell/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5271" calcext:value-type="float">
            <text:p>15271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72109" calcext:value-type="float">
            <text:p>721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52652" calcext:value-type="float">
            <text:p>252652</text:p>
          </table:table-cell>
          <table:table-cell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412639" calcext:value-type="float">
            <text:p>1412639</text:p>
          </table:table-cell>
          <table:table-cell office:value-type="float" office:value="2007" calcext:value-type="float">
            <text:p>2007</text:p>
          </table:table-cell>
        </table:table-row>
      </table:table>
      <table:named-expressions>
        <table:named-range table:name="fn2" table:base-cell-address="$teimf050.$D$10" table:cell-range-address="$teimf050.$D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zł</number:text>
    </number:number-style>
    <number:number-style style:name="N122">
      <number:text>-</number:text>
      <number:number number: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zł</number:text>
    </number:number-style>
    <number:number-style style:name="N125">
      <number:text>-</number:text>
      <number:number number: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0P2" style:volatile="true">
      <loext:fill-character> </loext:fill-character>
      <number:text>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zł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34P2" style:volatile="true">
      <loext:fill-character> </loext:fill-character>
      <number:text>-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zł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zł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.</number:text>
      <number:month number:style="long"/>
      <number:text>.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7:42:06.042479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1:11:00.401495089</meta:creation-date>
    <meta:generator>LibreOffice/4.2.6.3$Linux_X86_64 LibreOffice_project/420m0$Build-3</meta:generator>
    <dc:date>2014-10-17T17:42:36.275304603</dc:date>
    <meta:editing-duration>PT2H11M27S</meta:editing-duration>
    <meta:editing-cycles>107</meta:editing-cycles>
    <meta:document-statistic meta:table-count="11" meta:cell-count="1555" meta:object-count="0"/>
  </office:meta>
</office:document-meta>
</file>